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3f5d" officeooo:paragraph-rsid="00243f5d"/>
    </style:style>
    <style:style style:name="P2" style:family="paragraph" style:parent-style-name="Standard">
      <style:text-properties officeooo:rsid="00243f5d" officeooo:paragraph-rsid="0029e91a"/>
    </style:style>
    <style:style style:name="P3" style:family="paragraph" style:parent-style-name="Standard">
      <style:text-properties officeooo:rsid="00243f5d" officeooo:paragraph-rsid="002d516e"/>
    </style:style>
    <style:style style:name="P4" style:family="paragraph" style:parent-style-name="Standard">
      <style:text-properties officeooo:rsid="00243f5d" officeooo:paragraph-rsid="004e960c"/>
    </style:style>
    <style:style style:name="P5" style:family="paragraph" style:parent-style-name="Standard">
      <style:text-properties officeooo:rsid="00243f5d" officeooo:paragraph-rsid="0050f24a"/>
    </style:style>
    <style:style style:name="P6" style:family="paragraph" style:parent-style-name="Standard">
      <style:text-properties officeooo:rsid="00243f5d" officeooo:paragraph-rsid="0057b544"/>
    </style:style>
    <style:style style:name="P7" style:family="paragraph" style:parent-style-name="Standard">
      <style:text-properties officeooo:rsid="00243f5d" officeooo:paragraph-rsid="00599cd5"/>
    </style:style>
    <style:style style:name="P8" style:family="paragraph" style:parent-style-name="Standard">
      <style:text-properties officeooo:rsid="00243f5d" officeooo:paragraph-rsid="00617134"/>
    </style:style>
    <style:style style:name="P9" style:family="paragraph" style:parent-style-name="Standard">
      <style:text-properties officeooo:rsid="00243f5d" officeooo:paragraph-rsid="006b5589"/>
    </style:style>
    <style:style style:name="P10" style:family="paragraph" style:parent-style-name="Standard">
      <style:text-properties officeooo:rsid="00302901" officeooo:paragraph-rsid="00302901"/>
    </style:style>
    <style:style style:name="P11" style:family="paragraph" style:parent-style-name="Standard">
      <style:text-properties officeooo:rsid="0029e91a" officeooo:paragraph-rsid="002d516e"/>
    </style:style>
    <style:style style:name="P12" style:family="paragraph" style:parent-style-name="Standard">
      <style:text-properties officeooo:rsid="0029e91a" officeooo:paragraph-rsid="0029e91a"/>
    </style:style>
    <style:style style:name="P13" style:family="paragraph" style:parent-style-name="Standard">
      <style:text-properties officeooo:rsid="0050f24a" officeooo:paragraph-rsid="0050f24a"/>
    </style:style>
    <style:style style:name="P14" style:family="paragraph" style:parent-style-name="Standard">
      <style:text-properties officeooo:rsid="0050f24a" officeooo:paragraph-rsid="0057b544"/>
    </style:style>
    <style:style style:name="P15" style:family="paragraph" style:parent-style-name="Standard" style:list-style-name="L1">
      <style:text-properties officeooo:rsid="00243f5d" officeooo:paragraph-rsid="00243f5d"/>
    </style:style>
    <style:style style:name="P16" style:family="paragraph" style:parent-style-name="Standard">
      <style:text-properties officeooo:rsid="002071b7" officeooo:paragraph-rsid="000fb07f"/>
    </style:style>
    <style:style style:name="P17" style:family="paragraph" style:parent-style-name="Standard">
      <style:text-properties officeooo:rsid="002071b7" officeooo:paragraph-rsid="002071b7"/>
    </style:style>
    <style:style style:name="P18" style:family="paragraph" style:parent-style-name="Standard">
      <style:text-properties officeooo:rsid="007892e3" officeooo:paragraph-rsid="007892e3"/>
    </style:style>
    <style:style style:name="P19" style:family="paragraph" style:parent-style-name="Standard">
      <style:text-properties officeooo:rsid="000f08b7" officeooo:paragraph-rsid="000fb07f"/>
    </style:style>
    <style:style style:name="P20" style:family="paragraph" style:parent-style-name="Standard">
      <style:text-properties officeooo:rsid="0011584f" officeooo:paragraph-rsid="0011584f"/>
    </style:style>
    <style:style style:name="P21" style:family="paragraph" style:parent-style-name="Standard">
      <style:text-properties officeooo:rsid="0011584f" officeooo:paragraph-rsid="0011e1bd"/>
    </style:style>
    <style:style style:name="P22" style:family="paragraph" style:parent-style-name="Standard">
      <style:text-properties officeooo:rsid="0011e1bd" officeooo:paragraph-rsid="0011e1bd"/>
    </style:style>
    <style:style style:name="P23" style:family="paragraph" style:parent-style-name="Standard">
      <style:text-properties officeooo:rsid="0014e1ba" officeooo:paragraph-rsid="0014e1ba"/>
    </style:style>
    <style:style style:name="T1" style:family="text">
      <style:text-properties officeooo:rsid="000fb07f"/>
    </style:style>
    <style:style style:name="T2" style:family="text">
      <style:text-properties officeooo:rsid="0011dc42"/>
    </style:style>
    <style:style style:name="T3" style:family="text">
      <style:text-properties officeooo:rsid="0011e1bd"/>
    </style:style>
    <style:style style:name="T4" style:family="text">
      <style:text-properties officeooo:rsid="001444bb"/>
    </style:style>
    <style:style style:name="T5" style:family="text">
      <style:text-properties officeooo:rsid="001a2181"/>
    </style:style>
    <style:style style:name="T6" style:family="text">
      <style:text-properties officeooo:rsid="001b8eca"/>
    </style:style>
    <style:style style:name="T7" style:family="text">
      <style:text-properties officeooo:rsid="0020ade6"/>
    </style:style>
    <style:style style:name="T8" style:family="text">
      <style:text-properties officeooo:rsid="00221856"/>
    </style:style>
    <style:style style:name="T9" style:family="text">
      <style:text-properties officeooo:rsid="00256a92"/>
    </style:style>
    <style:style style:name="T10" style:family="text">
      <style:text-properties officeooo:rsid="002831f7"/>
    </style:style>
    <style:style style:name="T11" style:family="text">
      <style:text-properties officeooo:rsid="0029e91a"/>
    </style:style>
    <style:style style:name="T12" style:family="text">
      <style:text-properties officeooo:rsid="002e26f0"/>
    </style:style>
    <style:style style:name="T13" style:family="text">
      <style:text-properties officeooo:rsid="00301a0f"/>
    </style:style>
    <style:style style:name="T14" style:family="text">
      <style:text-properties officeooo:rsid="00302901"/>
    </style:style>
    <style:style style:name="T15" style:family="text">
      <style:text-properties officeooo:rsid="0031a533"/>
    </style:style>
    <style:style style:name="T16" style:family="text">
      <style:text-properties officeooo:rsid="00416182"/>
    </style:style>
    <style:style style:name="T17" style:family="text">
      <style:text-properties officeooo:rsid="0045de98"/>
    </style:style>
    <style:style style:name="T18" style:family="text">
      <style:text-properties officeooo:rsid="004a59c5"/>
    </style:style>
    <style:style style:name="T19" style:family="text">
      <style:text-properties officeooo:rsid="004c4ddc"/>
    </style:style>
    <style:style style:name="T20" style:family="text">
      <style:text-properties officeooo:rsid="004edc33"/>
    </style:style>
    <style:style style:name="T21" style:family="text">
      <style:text-properties officeooo:rsid="0050f24a"/>
    </style:style>
    <style:style style:name="T22" style:family="text">
      <style:text-properties officeooo:rsid="0057b544"/>
    </style:style>
    <style:style style:name="T23" style:family="text">
      <style:text-properties officeooo:rsid="00599cd5"/>
    </style:style>
    <style:style style:name="T24" style:family="text">
      <style:text-properties officeooo:rsid="005e220f"/>
    </style:style>
    <style:style style:name="T25" style:family="text">
      <style:text-properties officeooo:rsid="00689836"/>
    </style:style>
    <style:style style:name="T26" style:family="text">
      <style:text-properties officeooo:rsid="0072d233"/>
    </style:style>
    <style:style style:name="T27" style:family="text">
      <style:text-properties officeooo:rsid="0074d14c"/>
    </style:style>
    <style:style style:name="T28" style:family="text">
      <style:text-properties officeooo:rsid="007892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4">The </text:span>Shambhala Community <text:span text:style-name="T1">Co-operative : Commentary</text:span></text:p>
      <text:p text:style-name="P16"/>
      <text:p text:style-name="P18">2019-01-20:</text:p>
      <text:p text:style-name="P18"/>
      <text:p text:style-name="P1">- <text:span text:style-name="T28">W</text:span>hat makes one a ‘<text:span text:style-name="T14">Shambhala C</text:span>ommunity <text:span text:style-name="T14">C</text:span>o-operative supporter’?</text:p>
      <text:p text:style-name="P1"><text:tab/>As a first pass at this, a supporter is someone who does at least one of the following:</text:p>
      <text:list xml:id="list3942844813" text:style-name="L1">
        <text:list-item>
          <text:p text:style-name="P15">contributes $15 per week to the community fund</text:p>
        </text:list-item>
        <text:list-item>
          <text:p text:style-name="P15">defrays $15 per week in community expenses</text:p>
        </text:list-item>
        <text:list-item>
          <text:p text:style-name="P15">logs one hour per week in community practice</text:p>
        </text:list-item>
        <text:list-item>
          <text:p text:style-name="P15">contributes one hour per week in supporting a community application</text:p>
        </text:list-item>
        <text:list-item>
          <text:p text:style-name="P15">delivers <text:span text:style-name="T15">one hour of </text:span>work or artifacts valued at $15 per hour or higher at market rate per week</text:p>
        </text:list-item>
      </text:list>
      <text:p text:style-name="P1">Weekly contributions <text:span text:style-name="T9">can be given ahead of time, in aggregate. However, a maximum of three weeks can pass between weekly contribution or equivalent before supporter status is released. Restoring supporter status requires week to take effect. Duration and breadth of contribution should be recognized and celebrated.</text:span></text:p>
      <text:p text:style-name="P10"/>
      <text:p text:style-name="P10">In addition, a supporter abides by the initial statements in the Declaration of Support.</text:p>
      <text:p text:style-name="P1"/>
      <text:p text:style-name="P1">- <text:span text:style-name="T15">Is this co-operative in competition with the Shambhala Organization, the Kalapa Court, or the lineage of Sakyongs?</text:span></text:p>
      <text:p text:style-name="P1"><text:s text:c="2"/><text:span text:style-name="T10">Short answer: no. The co-operative is supportive, complementary, and structurally-decoupled from the Shambhala Organization (ie. has different tax ID, different website, different information systems), the Kalapa court, and the lineage of Sakyongs. </text:span></text:p>
      <text:p text:style-name="P1"/>
      <text:p text:style-name="P1">- <text:span text:style-name="T10">follow-up: doesn’t giving time, effort, and money to the co-operative place it in resource competition with the above structures?</text:span></text:p>
      <text:p text:style-name="P11"><text:s text:c="2"/>Although the co-operative has no control over what people individually think or the position of other groups, it is the position of the co-operative that our structure is supportive of the Shambhala contemplative tradition, yet the priority is on the immediate and pressing human needs of community on a local or regional scale, for which the Shambhala organization is unpurposed to meet or address.</text:p>
      <text:p text:style-name="P3"><text:s text:c="2"/><text:span text:style-name="T11">As a supportive structure, the co-operative presents practical forms and practices presented by the Shambhala contemplative tradition as recorded in publicly-available books. The co-operative may also adapt forms and practices found outside of the Shambhala contemplative tradition as needed, e.g. non-profit governance structure or ranked-choice voting.</text:span></text:p>
      <text:p text:style-name="P3"><text:s text:c="2"/><text:span text:style-name="T12">An example of the Shambhala Community Co-operative supporting with Shambhala contemplative tradition is the case where a Shambhala Community Co-operative raises funds in order to buy a community center which houses space that a Shambhala Meditation Center, presenting teachings from the Shambhala contemplative tradition, can rent.</text:span></text:p>
      <text:p text:style-name="P12"><text:s text:c="2"/>Finally, worth contemplating: if a structure purposed with the fulfillment of the vision of enlightened society (such as the co-operative) is seen to be in competition with the delivery structure of the expression of enlightened society (such as the organization), it suggests that the vision of enlightened society cannot be both expressed and fulfilled by that society.</text:p>
      <text:p text:style-name="P2"/>
      <text:p text:style-name="P2">- <text:span text:style-name="T13">Can a Shambhala Community Co-operative supporter attend Scorpion Seal Assembly, Year 1</text:span></text:p>
      <text:p text:style-name="P2"><text:s text:c="3"/><text:span text:style-name="T13">As discussed, the primary focus of the co-operative is on those community inspired by the Shambhala vision of enlightened society self-organizing in order to meet community human needs. The co-operative should be encouraging of supporters who wish to attend any authorized program offering by the Shambhala contemplative tradition.</text:span></text:p>
      <text:p text:style-name="P2"><text:soft-page-break/><text:s text:c="3"/><text:span text:style-name="T13">In addition, the co-operative should be encouraging of supporters who wish to attend any authorized program offered by other, complementary wisdom traditions, such as contemplative Christianity, Judaism, Islam, Buddhism, etc.</text:span></text:p>
      <text:p text:style-name="P2"/>
      <text:p text:style-name="P2">- <text:span text:style-name="T16">As a practitioner of the Shambhala Sadhana, Sadhana of Mahamudra, or other practices, can I lead or offer these practices at the co-operative? Can supporters participate in these practices?</text:span></text:p>
      <text:p text:style-name="P2"><text:s text:c="3"/><text:span text:style-name="T16">Authorized practitioners of a particular, non-publicly-available practice or form are requested and advised to conform with the rules, guidelines, and commitments of their traditions. For example, if Sadhana of Mahamudra requires a Shambhala or Vajradhatu tantrika leading the sadhana in order to publicly offer that practice, then those rules should be followed. Known cases of repeated, intentional infractions of these rules may be escalated to stakeholders within that practitioner’s respective wisdom tradition, as needed.</text:span></text:p>
      <text:p text:style-name="P2"><text:s text:c="2"/><text:span text:style-name="T17">Guest presenters to the community may be requested to state their teaching credentials and how the content of their presentation is authorized by their wisdom tradition, as needed.</text:span></text:p>
      <text:p text:style-name="P2"/>
      <text:p text:style-name="P2">- <text:span text:style-name="T18">How does a Shambhala Center that shares space with a Shambhala Community Co-operative get staffing for its programs and funds for its operations?</text:span></text:p>
      <text:p text:style-name="P4"><text:s text:c="3"/><text:span text:style-name="T19">A supporter’s volunteering to support the operations and programming of a Shambhala Meditation Center can count for the supporter’s commitment contribution as the supporter requests.</text:span></text:p>
      <text:p text:style-name="P4"/>
      <text:p text:style-name="P4"><text:span text:style-name="T21">2019-01-21:</text:span></text:p>
      <text:p text:style-name="P4"/>
      <text:p text:style-name="P4">- <text:span text:style-name="T21">Does the emergence of a Shambhala Community Co-operative signal a gesture or position of no-confidence in the local Shambhala leadership, the regional Shambhala leadership, the court, or the Sakyongs?</text:span></text:p>
      <text:p text:style-name="P5"><text:s text:c="3"/><text:span text:style-name="T21">The position of a Shambhala Community Co-operative is that the purpose of the Shambhala organization is the dissemination of teachings, forms, and practices of the Shambhala contemplative tradition. In this purpose, a Shambhala Community Co-operative should support the Shambhala organization, as the organization is the primary source for forms and practices pertaining to sacred fulfillment of the vision of enlightened society.</text:span></text:p>
      <text:p text:style-name="P13"><text:s text:c="2"/>While the Shambhala organization is peopled with many warm, caring, and concerned people, at the end of the day, their work and time is bound to the purpose of the organization. Programs need to go on, classes need to begin and end, and volunteers need to be roused for organizational work. As the purpose of a Shambhala Community Co-operative is focused on the needs of actual people in the community, supporters of a co-operative can have confidence in both the teachings-disseminating leadership and the community-concerns leadership.</text:p>
      <text:p text:style-name="P5"/>
      <text:p text:style-name="P5">- <text:span text:style-name="T21">What is the Shambhala Community Co-operative’s position on Sakyong Mipham Rinpoche and allegations (as of 2020) of sexual misconduct leveled against him. Or, what would be the Shambhala Community Co-operative’s position on a future Sakyong’s alleged or demonstrated malfeasance?</text:span></text:p>
      <text:p text:style-name="P6"><text:s text:c="3"/><text:span text:style-name="T21">Depending upon the scale and level of malfeasance, the Co-operative may vote to issue a statement of either support or censure, if appropriate. The same would apply to malfeasance within the organization or malfeasance within the co-operative itself, if needed.</text:span></text:p>
      <text:p text:style-name="P6"><text:s text:c="3"/><text:span text:style-name="T22">A Shambhala Community Co-operative may also vote to issue a statement of either support or statement of censure towards public accusers or those who have received harm or damage by Shambhala organizational leadership, up to and including the Sakyongs.</text:span></text:p>
      <text:p text:style-name="P14"><text:s text:c="3"/>However, it is the conviction of the leadership and supporters of a Shambhala Community Co-operative that the adopted practices and forms available are still good and worthwhile to practice and work with, for the purpose of meeting the needs of the community.</text:p>
      <text:p text:style-name="P5"><text:soft-page-break/></text:p>
      <text:p text:style-name="P7">- <text:span text:style-name="T23">If a Shambhala Community Co-operative is supportive, complementary, and structurally-decoupled from the Shambhala Organization, who is its leader and what is its central organizing principle?</text:span></text:p>
      <text:p text:style-name="P7"><text:s text:c="3"/><text:span text:style-name="T23">The leader, or director of the non-profit entity could be called the dekyong as a repurposing of that Shambhala language. A community co-operative could also be considered a deleg using Shambhala language. The founding dekyong may hold such a position until the deleg has time and energy to hold elections to this position. A dekyong term is a three-year commitment. (Note, during the ABQ Shambhala pilot, this term will go the length of the pilot.) A dekyong may appoint a deleg council in order to delegate administrative responsibilities as appropriate.</text:span></text:p>
      <text:p text:style-name="P8"><text:s text:c="4"/><text:span text:style-name="T24">The Sakyongs and the Kalapa court are not central figures of a Shambhala Community Co-operative, while a dekyong is simply an administrative coordinator. The central organizing principle of the Shambhala Community Co-operative are the qualities of the Shambhala contemplative tradition, represented by the image of the Primordial Rigden. These virtues are revealed and communicated via the dralas. It is the responsibility of all supporters to embody and inspire in one another the view of sacredness within secular life.</text:span></text:p>
      <text:p text:style-name="P8"/>
      <text:p text:style-name="P8">- <text:span text:style-name="T25">How does one implement a Shambhala Community Co-operative at a local Shambhala center where leadership and members are already engaged in Shambhala practices and forms?</text:span></text:p>
      <text:p text:style-name="P8"><text:s text:c="3"/><text:span text:style-name="T27">It might go something like: a local Shambhalian adopts the current Declaration of Support and requests the local Shambhala center council to make time and space to present the Declaration to the local community during a community meeting held at the local center. The local Shambhalian requests interested supporters to organize with them as the founding dekyong. The founding dekyong sets up a method of tracking contribution and works with the supporters to determine the first three or so practices and applications that would meet the present community needs. Initiation processes are forthcoming at this point. However, a dekyong would then be responsible for tracking contributions, facilitating applications, and organizing practice, among other operational processes, including familiarization with current Co-operative policies and processes.</text:span></text:p>
      <text:p text:style-name="P8"/>
      <text:p text:style-name="P8">- <text:span text:style-name="T25">What place does a Shambhala Community Co-operative have in a center that has a strong leadership, robust practice container, active members, where the center meets community needs, and the members and community support the organization, the court, and the Sakyongs?</text:span></text:p>
      <text:p text:style-name="P8"><text:s text:c="3"/><text:span text:style-name="T27">A Shambhala Community Co-operative could be considered a practice deleg at a strong center. Co-operative supporters should be welcoming and mindful of boundaries, ie. not overly solicitous for joining the Co-operative as a supporter. The dekyong should make requests of the council for space and time to address the community with updates during community gatherings. In general, co-operative supporters should not unduly make themselves unwelcome at a Shambhala center.</text:span></text:p>
      <text:p text:style-name="P8"/>
      <text:p text:style-name="P9">- <text:span text:style-name="T25">What place does a Shambhala Community Co-operative have in a center that is struggling with time, money, and resources?</text:span></text:p>
      <text:p text:style-name="P9"><text:s text:c="3"/><text:span text:style-name="T27">Through the formalization of supporter commitment, a Shambhala center that is struggling with time, money, and resources, could benefit from some cross-over steady dues, volunteering, or practice presence. Alternatively, structural burdens may be present that a center simply cannot sustain, given its size, its schedule, or its financial commitments. It this case, the organizational leadership may have some hard decisions to make. And the Co-operative should be supportive of the organizational leadership in making these hard decisions.</text:span></text:p>
      <text:p text:style-name="P9"/>
      <text:p text:style-name="P9">- <text:span text:style-name="T26">Can a member of a Shambhala Center be a supporter of a Shambhala Community Co-operative?</text:span></text:p>
      <text:p text:style-name="P9"><text:s text:c="3"/><text:span text:style-name="T26">Yes. And your dues and volunteering to a Shambhala Center counts towards your weekly support commitment.</text:span></text:p>
      <text:p text:style-name="P9"><text:soft-page-break/></text:p>
      <text:p text:style-name="P9">- <text:span text:style-name="T26">Can a leader within the Shambhala organization be a supporter of a Shambhala Community Co-operative?</text:span></text:p>
      <text:p text:style-name="P9"><text:s text:c="3"/><text:span text:style-name="T26">Yes. However the Shambhala organizational leader cannot hold a leadership position within the co-operative and the Shambhala organizational leader cannot vote in Co-operative elections or decision-making for the duration of their leadership role within the Shambhala organ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6:21:28.784679149</meta:creation-date>
    <dc:date>2020-01-22T21:47:44.373275287</dc:date>
    <meta:editing-duration>PT13H57M</meta:editing-duration>
    <meta:editing-cycles>89</meta:editing-cycles>
    <meta:generator>LibreOffice/6.0.7.3$Linux_X86_64 LibreOffice_project/00m0$Build-3</meta:generator>
    <meta:document-statistic meta:table-count="0" meta:image-count="0" meta:object-count="0" meta:page-count="4" meta:paragraph-count="47" meta:word-count="1680" meta:character-count="11292" meta:non-whitespace-character-count="9602"/>
  </office:meta>
</office:document-meta>
</file>